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3.647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0.766cm"/>
    </style:style>
    <style:style style:name="co27" style:family="table-column">
      <style:table-column-properties fo:break-before="auto" style:column-width="1.446cm"/>
    </style:style>
    <style:style style:name="co28" style:family="table-column">
      <style:table-column-properties fo:break-before="auto" style:column-width="1.651cm"/>
    </style:style>
    <style:style style:name="co29" style:family="table-column">
      <style:table-column-properties fo:break-before="auto" style:column-width="0.811cm"/>
    </style:style>
    <style:style style:name="co30" style:family="table-column">
      <style:table-column-properties fo:break-before="auto" style:column-width="2.15cm"/>
    </style:style>
    <style:style style:name="co31" style:family="table-column">
      <style:table-column-properties fo:break-before="auto" style:column-width="24.305cm"/>
    </style:style>
    <style:style style:name="co32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13cm" fo:break-before="auto" style:use-optimal-row-height="true"/>
    </style:style>
    <style:style style:name="ro3" style:family="table-row">
      <style:table-row-properties style:row-height="3.201cm" fo:break-before="auto" style:use-optimal-row-height="true"/>
    </style:style>
    <style:style style:name="ro4" style:family="table-row">
      <style:table-row-properties style:row-height="3.597cm" fo:break-before="auto" style:use-optimal-row-height="true"/>
    </style:style>
    <style:style style:name="ro5" style:family="table-row">
      <style:table-row-properties style:row-height="4.6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494_3: Desenvolupar components programari en llenguatges de programació estructurada.</text:p>
          </table:table-cell>
          <table:table-cell table:style-name="ce27" office:value-type="string" calcext:value-type="string">
            <text:p>0488</text:p>
          </table:table-cell>
          <table:table-cell table:style-name="ce26" office:value-type="string" calcext:value-type="string">
            <text:p>Desenvolupament d’interfície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3"/>
          <table:table-cell table:style-name="ce27" office:value-type="string" calcext:value-type="string">
            <text:p>0486</text:p>
          </table:table-cell>
          <table:table-cell table:style-name="ce26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7"/>
        <table:table-column table:style-name="co8" table:number-columns-repeated="9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0" table:number-columns-repeated="5" table:default-cell-style-name="ce8"/>
        <table:table-column table:style-name="co12" table:default-cell-style-name="ce8"/>
        <table:table-column table:style-name="co10" table:default-cell-style-name="ce8"/>
        <table:table-row table:style-name="ro1">
          <table:table-cell office:value-type="string" calcext:value-type="string">
            <text:p>RE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6 A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2 PIM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9"/>
        <table:table-column table:style-name="co14" table:number-columns-repeated="3" table:default-cell-style-name="ce24"/>
        <table:table-column table:style-name="co15" table:default-cell-style-name="ce24"/>
        <table:table-column table:style-name="co14" table:default-cell-style-name="ce24"/>
        <table:table-column table:style-name="co16" table:default-cell-style-name="ce24"/>
        <table:table-column table:style-name="co15" table:number-columns-repeated="2" table:default-cell-style-name="ce24"/>
        <table:table-column table:style-name="co16" table:number-columns-repeated="2" table:default-cell-style-name="ce24"/>
        <table:table-column table:style-name="co17" table:default-cell-style-name="ce24"/>
        <table:table-column table:style-name="co16" table:default-cell-style-name="ce24"/>
        <table:table-column table:style-name="co18" table:default-cell-style-name="ce24"/>
        <table:table-column table:style-name="co15" table:number-columns-repeated="5" table:default-cell-style-name="ce24"/>
        <table:table-column table:style-name="co14" table:default-cell-style-name="ce24"/>
        <table:table-column table:style-name="co17" table:default-cell-style-name="ce24"/>
        <table:table-row table:style-name="ro1">
          <table:table-cell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ñ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</table:table-row>
      </table:table>
      <table:table table:name="ra_ca" table:style-name="ta1">
        <table:table-column table:style-name="co3" table:default-cell-style-name="ce25"/>
        <table:table-column table:style-name="co19" table:default-cell-style-name="ce24"/>
        <table:table-column table:style-name="co20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1. Comprèn els fonaments de la computació al núvol, els seus avantatges davant de sistemes tradicionals, el marc d'adopció, els principis de migració i els aspectes clau de facturació, com a estimació i optimització de costos.</text:p>
          </table:table-cell>
          <table:table-cell office:value-type="string" calcext:value-type="string">
            <text:p>a) S'han comprès els conceptes fonamentals de la computació al núvol.</text:p>
            <text:p>b) S'ha demostrat la capacitat per explicar els avantatges del núvol davant de sistemes tradicionals.</text:p>
            <text:p>c) S'han participat en activitats relacionades amb l'ecosistema de serveis al núvol.</text:p>
            <text:p>d) S'han identificat els principis bàsics de la facturació i els costos al núvol.</text:p>
            <text:p>e) S'ha fet un ús correcte d'eines per estimar i gestionar pressupostos.</text:p>
            <text:p>f) S'han participat en activitats pràctiques sobre gestió de costos.</text:p>
          </table:table-cell>
        </table:table-row>
        <table:table-row table:style-name="ro2">
          <table:table-cell office:value-type="string" calcext:value-type="string">
            <text:p>RA2</text:p>
          </table:table-cell>
          <table:table-cell office:value-type="string" calcext:value-type="string">
            <text:p>2. Identifica els components clau de la infraestructura global del núvol, diferenciant serveis principals, regions, zones de disponibilitat i aplicant mesures bàsiques de seguretat com el model de responsabilitat compartida, gestió d'accessos i protecció de dades.</text:p>
          </table:table-cell>
          <table:table-cell office:value-type="string" calcext:value-type="string">
            <text:p>a) S'ha adquirit coneixement dels components d'una infraestructura global al núvol.</text:p>
            <text:p>b) S'ha demostrat la capacitat per explorar i descriure les principals categories de serveis disponibles.</text:p>
            <text:p>c) S'ha fet una avaluació de l'ús adequat de serveis bàsics en exercicis pràctics.</text:p>
            <text:p>d) S'ha comprès el model de responsabilitat compartida al núvol.</text:p>
            <text:p>e) S'han aplicat mesures de seguretat bàsiques mitjançant eines de gestió d'accés.</text:p>
            <text:p>f) Shan realitzat exercicis sobre gestió dusuaris i polítiques de seguretat.</text:p>
          </table:table-cell>
        </table:table-row>
        <table:table-row table:style-name="ro2">
          <table:table-cell office:value-type="string" calcext:value-type="string">
            <text:p>RA3</text:p>
          </table:table-cell>
          <table:table-cell office:value-type="string" calcext:value-type="string">
            <text:p>3. Dissenya i configura xarxes virtuals i serveis de còmput al núvol, aplicant bones pràctiques de seguretat, estratègies de balanceig de càrrega, escalat automàtic i aprofitant</text:p>
          </table:table-cell>
          <table:table-cell office:value-type="string" calcext:value-type="string">
            <text:p>a) S'ha realitzat el disseny i la configuració de xarxes virtuals privades.</text:p>
            <text:p>b) S'han aplicat bones pràctiques de seguretat en xarxes i arquitectures.</text:p>
            <text:p>c) S'ha participat activament en la creació i la configuració d'una xarxa funcional.</text:p>
            <text:p>d) S'ha realitzat la selecció de serveis de computació adequats segons els casos d'ús.</text:p>
            <text:p>e) S'ha dut a terme la configuració i gestió de balanceig de càrrega i escalat automàtic.</text:p>
            <text:p>f) S'han desenvolupat pràctiques relacionades amb l'optimització de recursos computacionals.</text:p>
          </table:table-cell>
        </table:table-row>
        <table:table-row table:style-name="ro2">
          <table:table-cell office:value-type="string" calcext:value-type="string">
            <text:p>RA4</text:p>
          </table:table-cell>
          <table:table-cell office:value-type="string" calcext:value-type="string">
            <text:p>4. Gestiona serveis d'emmagatzematge i bases de dades al núvol, seleccionant tecnologies adequades per a casos específics, i dissenya arquitectures escalables i resilients utilitzant eines de monitorització i optimització per millorar el rendiment.</text:p>
          </table:table-cell>
          <table:table-cell office:value-type="string" calcext:value-type="string">
            <text:p>a) S'ha realitzat la diferenciació entre tecnologies d'emmagatzematge al núvol.</text:p>
            <text:p>b) S'ha dut a terme la configuració i la gestió de bases de dades en un entorn de núvol.</text:p>
            <text:p>c) S'ha treballat en la resolució de problemes pràctics sobre emmagatzematge i bases de dades.</text:p>
            <text:p>d) S'han dissenyat arquitectures escalables i resilients basades en les millors pràctiques.</text:p>
            <text:p>e) S'han fet servir eines de monitorització i recomanacions d'optimització.</text:p>
            <text:p>f) S'ha participat en activitats que simulin l'anàlisi i la millora d'arquitectures existents.</text:p>
          </table:table-cell>
        </table:table-row>
      </table:table>
      <table:table table:name="continguts" table:style-name="ta1">
        <table:table-column table:style-name="co21" table:default-cell-style-name="ce3"/>
        <table:table-column table:style-name="co22" table:default-cell-style-name="ce3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3">
          <table:table-cell office:value-type="string" calcext:value-type="string">
            <text:p>RA1</text:p>
          </table:table-cell>
          <table:table-cell office:value-type="string" calcext:value-type="string">
            <text:p>a) Concepte de cloud computing: definició, característiques essencials (elasticitat, pagament per ús, escalabilitat, alta disponibilitat).</text:p>
            <text:p>b) Comparació amb infraestructures tradicionals (on-premise).</text:p>
            <text:p>c) Models de servei: IaaS, PaaS, SaaS.</text:p>
            <text:p>d) Models de desplegament: núvol públic, privat, híbrid.</text:p>
            <text:p>e) Estratègies bàsiques d’adopció i migració.</text:p>
            <text:p>f) Principis bàsics de facturació i costos en el núvol.</text:p>
            <text:p>g) Ús de calculadores i eines de pressupost (Firebase, MongoDB Atlas, Vercel/Render/Heroku, etc.).</text:p>
            <text:p>h) Estratègies d’optimització de costos (apagar recursos, escalat automàtic, serveis gratuïts o tiers educatius).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a) Infraestructura global: regions, zones de disponibilitat, edge locations.</text:p>
            <text:p>b) Categories de serveis principals: còmput, xarxa, emmagatzematge, bases de dades, autenticació i serveis avançats (maps, notificacions, etc.).</text:p>
            <text:p>c) Model de responsabilitat compartida: què gestiona el proveïdor i què gestiona el client.</text:p>
            <text:p>d) Introducció a la seguretat en el núvol:</text:p>
            <text:p>    d.1) Gestió d’usuaris i rols (IAM en Firebase, MongoDB Atlas, OpenStack).</text:p>
            <text:p>    d.2) Polítiques d’accés i permisos mínims.</text:p>
            <text:p>    d.3) Protecció de dades i bones pràctiques de seguretat bàsica.</text:p>
            <text:p>e) Activitats pràctiques: configuració d’usuaris, permisos i rols en serveis al núvol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a) Xarxes virtuals privades: concepte i disseny bàsic.</text:p>
            <text:p>b) Bones pràctiques de seguretat en xarxes i arquitectures.</text:p>
            <text:p>c) Ús pràctic de contenidors (Docker):</text:p>
            <text:p>    c.1) Conceptes bàsics (imatges, contenidors, volums).Creació de Dockerfiles i docker-compose.</text:p>
            <text:p>    c.2) Desplegament local i en plataformes gratuïtes (Railway, Render, Heroku, Fly.io).</text:p>
            <text:p>d) Desplegament de serveis i APIs REST (Node.js, Spring Boot).</text:p>
            <text:p>e) Balanceig de càrrega i escalat automàtic (demos amb plataformes serverless i autoscaling).</text:p>
            <text:p>f) Introducció a tecnologies serverless: Firebase Functions, Vercel Functions, Netlify Functions.</text:p>
            <text:p>g) Introducció a màquines virtuals i OpenStack (microstack/devstack per a pràctica local).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a) Tipus d’emmagatzematge al núvol:</text:p>
            <text:p>    a.1) Objecte (S3-like, Firebase Storage).</text:p>
            <text:p>    a.2) Bloc i arxius.</text:p>
            <text:p>b) Serveis de bases de dades al núvol:</text:p>
            <text:p>c) MongoDB Atlas (NoSQL).</text:p>
            <text:p>d) Firebase Firestore.</text:p>
            <text:p>e) PostgreSQL/MySQL gestionats en Render o Railway.</text:p>
            <text:p>f) Configuració bàsica i gestió d’una BD en el núvol (creació, rols, seguretat, connexió des d’una API).</text:p>
            <text:p>g) Resolució de problemes pràctics: desplegar una API que connecte a una BD en el núvol.</text:p>
            <text:p>h) Disseny d’arquitectures escalables i resilients amb serveis gestionats.</text:p>
            <text:p>i) Ús de ferramentes de monitoratge i optimització (panells de Firebase, Atlas monitoring, logs).</text:p>
            <text:p>j) Simulació d’anàlisi i millora d’una arquitectura ja desplegada.</text:p>
          </table:table-cell>
        </table:table-row>
      </table:table>
      <table:table table:name="sequenciacio_up_ra" table:style-name="ta1">
        <table:table-column table:style-name="co23" table:default-cell-style-name="ce3"/>
        <table:table-column table:style-name="co24" table:default-cell-style-name="ce3"/>
        <table:table-column table:style-name="co3" table:default-cell-style-name="ce3"/>
        <table:table-column table:style-name="co25" table:default-cell-style-name="ce3"/>
        <table:table-column table:style-name="co21" table:number-columns-repeated="2" table:default-cell-style-name="ce3"/>
        <table:table-column table:style-name="co3" table:number-columns-repeated="2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aments de la computació en el núvol i models de serve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nidors i virtualització amb Docker</text:p>
          </table:table-cell>
          <table:table-cell/>
          <table:table-cell office:value-type="string" calcext:value-type="string">
            <text:p>b),c)</text:p>
          </table:table-cell>
          <table:table-cell office:value-type="string" calcext:value-type="string">
            <text:p>d),f)</text:p>
          </table:table-cell>
          <table:table-cell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raestructura de núvol amb OpenStack</text:p>
          </table:table-cell>
          <table:table-cell/>
          <table:table-cell office:value-type="string" calcext:value-type="string">
            <text:p>a)-f)</text:p>
          </table:table-cell>
          <table:table-cell office:value-type="string" calcext:value-type="string">
            <text:p>a)-c)</text:p>
          </table:table-cell>
          <table:table-cell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egament d’aplicacions en serveis Cloud gestionats</text:p>
          </table:table-cell>
          <table:table-cell office:value-type="string" calcext:value-type="string">
            <text:p>c)-f)</text:p>
          </table:table-cell>
          <table:table-cell/>
          <table:table-cell office:value-type="string" calcext:value-type="string">
            <text:p>d)-f)</text:p>
          </table:table-cell>
          <table:table-cell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veis d’autenticació i APIs addicionals</text:p>
          </table:table-cell>
          <table:table-cell/>
          <table:table-cell office:value-type="string" calcext:value-type="string">
            <text:p>d)-f)</text:p>
          </table:table-cell>
          <table:table-cell office:value-type="string" calcext:value-type="string">
            <text:p>d)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veis d’emmagatzematge i bases de dades al núvo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SUM([.C8:.F8])" office:value-type="float" office:value="100" calcext:value-type="float">
            <text:p>100</text:p>
          </table:table-cell>
          <table:table-cell table:formula="of:=SUM([.H2:.H7])" office:value-type="float" office:value="100" calcext:value-type="float">
            <text:p>100</text:p>
          </table:table-cell>
        </table:table-row>
      </table:table>
      <table:table table:name="sequenciacio_up_continguts" table:style-name="ta1">
        <table:table-column table:style-name="co23" table:default-cell-style-name="ce3"/>
        <table:table-column table:style-name="co24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1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aments de la computació en el núvol i models de servei</text:p>
          </table:table-cell>
          <table:table-cell office:value-type="string" calcext:value-type="string">
            <text:p>a)..h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nidors i virtualització amb Docker</text:p>
          </table:table-cell>
          <table:table-cell table:number-columns-repeated="2"/>
          <table:table-cell office:value-type="string" calcext:value-type="string">
            <text:p>c.1), c.2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raestructura de núvol amb OpenStack</text:p>
          </table:table-cell>
          <table:table-cell/>
          <table:table-cell office:value-type="string" calcext:value-type="string">
            <text:p>a)..e)</text:p>
          </table:table-cell>
          <table:table-cell office:value-type="string" calcext:value-type="string">
            <text:p>a), b), g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egament d’aplicacions en serveis Cloud gestionats</text:p>
          </table:table-cell>
          <table:table-cell table:number-columns-repeated="2"/>
          <table:table-cell office:value-type="string" calcext:value-type="string">
            <text:p>d)..f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veis d’autenticació i APIs addicionals</text:p>
          </table:table-cell>
          <table:table-cell/>
          <table:table-cell office:value-type="string" calcext:value-type="string">
            <text:p>b), d.1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veis d’emmagatzematge i bases de dades al núvol</text:p>
          </table:table-cell>
          <table:table-cell table:number-columns-repeated="3"/>
          <table:table-cell office:value-type="string" calcext:value-type="string">
            <text:p>a)..j)</text:p>
          </table:table-cell>
        </table:table-row>
      </table:table>
      <table:table table:name="temporalització" table:style-name="ta1">
        <table:table-column table:style-name="co29" table:default-cell-style-name="ce3"/>
        <table:table-column table:style-name="co24" table:default-cell-style-name="ce3"/>
        <table:table-column table:style-name="co30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aments de la computació en el núvol i models de serv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nidors i virtualització amb Dock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fraestructura de núvol amb OpenSt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egament d’aplicacions en serveis Cloud gestiona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veis d’autenticació i APIs addiciona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veis d’emmagatzematge i bases de dades al núvol</text:p>
          </table:table-cell>
          <table:table-cell office:value-type="float" office:value="2.3" calcext:value-type="float">
            <text:p>2,3</text:p>
          </table:table-cell>
        </table:table-row>
      </table:table>
      <table:table table:name="avaluacio" table:style-name="ta1">
        <table:table-column table:style-name="co31" table:default-cell-style-name="Default"/>
        <table:table-column table:style-name="co32" table:default-cell-style-name="ce18"/>
        <table:table-column table:style-name="co30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1">
          <table:table-cell table:style-name="ce13" office:value-type="string" calcext:value-type="string">
            <text:p>RA1. Comprèn els fonaments de la computació al núvol, els seus avantatges davant de sistemes tradicionals, el marc d'adopció, els principis de migració i els aspectes clau de facturació, com a estimació i optimització de costos.</text:p>
          </table:table-cell>
          <table:table-cell table:style-name="ce16"/>
          <table:table-cell table:style-name="ce16" office:value-type="string" calcext:value-type="string">
            <text:p>23</text:p>
          </table:table-cell>
        </table:table-row>
        <table:table-row table:style-name="ro1">
          <table:table-cell table:style-name="ce3" office:value-type="string" calcext:value-type="string">
            <text:p>a) S'han comprès els conceptes fonamentals de la computació al núvol.</text:p>
          </table:table-cell>
          <table:table-cell table:style-name="ce17" office:value-type="string" calcext:value-type="string">
            <text:p>3,8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 S'ha demostrat la capacitat per explicar els avantatges del núvol davant de sistemes tradicionals.</text:p>
          </table:table-cell>
          <table:table-cell table:style-name="ce17" office:value-type="string" calcext:value-type="string">
            <text:p>3,8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 S'han participat en activitats relacionades amb l'ecosistema de serveis al núvol.</text:p>
          </table:table-cell>
          <table:table-cell table:style-name="ce17" office:value-type="string" calcext:value-type="string">
            <text:p>4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 S'han identificat els principis bàsics de la facturació i els costos al núvol.</text:p>
          </table:table-cell>
          <table:table-cell table:style-name="ce17" office:value-type="string" calcext:value-type="string">
            <text:p>3,8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 S'ha fet un ús correcte d'eines per estimar i gestionar pressupostos.</text:p>
          </table:table-cell>
          <table:table-cell table:style-name="ce17" office:value-type="string" calcext:value-type="string">
            <text:p>3,8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 S'han participat en activitats pràctiques sobre gestió de costos.</text:p>
          </table:table-cell>
          <table:table-cell table:style-name="ce17" office:value-type="string" calcext:value-type="string">
            <text:p>3,8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2. Identifica els components clau de la infraestructura global del núvol, diferenciant serveis principals, regions, zones de disponibilitat i aplicant mesures bàsiques de seguretat com el model de responsabilitat compartida, gestió d'accessos i protecció de dades.</text:p>
          </table:table-cell>
          <table:table-cell table:style-name="ce17"/>
          <table:table-cell table:style-name="ce17" office:value-type="string" calcext:value-type="string">
            <text:p>28</text:p>
          </table:table-cell>
        </table:table-row>
        <table:table-row table:style-name="ro1">
          <table:table-cell table:style-name="ce3" office:value-type="string" calcext:value-type="string">
            <text:p>a) S'ha adquirit coneixement dels components d'una infraestructura global al núvol.</text:p>
          </table:table-cell>
          <table:table-cell table:style-name="ce17" office:value-type="string" calcext:value-type="string">
            <text:p>5</text:p>
          </table:table-cell>
          <table:table-cell table:style-name="ce17"/>
        </table:table-row>
        <table:table-row table:style-name="ro1">
          <table:table-cell table:style-name="ce31" office:value-type="string" calcext:value-type="string">
            <text:p>b) S'ha demostrat la capacitat per explorar i descriure les principals categories de serveis disponibles.</text:p>
          </table:table-cell>
          <table:table-cell table:style-name="ce17" office:value-type="string" calcext:value-type="string">
            <text:p>4,6</text:p>
          </table:table-cell>
          <table:table-cell table:style-name="ce17"/>
        </table:table-row>
        <table:table-row table:style-name="ro1">
          <table:table-cell table:style-name="ce14" office:value-type="string" calcext:value-type="string">
            <text:p>c) S'ha fet una avaluació de l'ús adequat de serveis bàsics en exercicis pràctics.</text:p>
          </table:table-cell>
          <table:table-cell table:style-name="ce16" office:value-type="string" calcext:value-type="string">
            <text:p>4,6</text:p>
          </table:table-cell>
          <table:table-cell table:style-name="ce16"/>
        </table:table-row>
        <table:table-row table:style-name="ro1">
          <table:table-cell table:style-name="ce3" office:value-type="string" calcext:value-type="string">
            <text:p>d) S'ha comprès el model de responsabilitat compartida al núvol.</text:p>
          </table:table-cell>
          <table:table-cell table:style-name="ce17" office:value-type="string" calcext:value-type="string">
            <text:p>4,6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 S'han aplicat mesures de seguretat bàsiques mitjançant eines de gestió d'accés.</text:p>
          </table:table-cell>
          <table:table-cell table:style-name="ce17" office:value-type="string" calcext:value-type="string">
            <text:p>4,6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 Shan realitzat exercicis sobre gestió d’usuaris i polítiques de seguretat.</text:p>
          </table:table-cell>
          <table:table-cell table:style-name="ce17" office:value-type="string" calcext:value-type="string">
            <text:p>4,6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3. Dissenya i configura xarxes virtuals i serveis de còmput al núvol, aplicant bones pràctiques de seguretat, estratègies de balanceig de càrrega, escalat automàtic i aprofitant</text:p>
          </table:table-cell>
          <table:table-cell table:style-name="ce17"/>
          <table:table-cell table:style-name="ce17" office:value-type="string" calcext:value-type="string">
            <text:p>28</text:p>
          </table:table-cell>
        </table:table-row>
        <table:table-row table:style-name="ro1">
          <table:table-cell table:style-name="ce14" office:value-type="string" calcext:value-type="string">
            <text:p>a) S'ha realitzat el disseny i la configuració de xarxes virtuals privades.</text:p>
          </table:table-cell>
          <table:table-cell table:style-name="ce17" office:value-type="string" calcext:value-type="string">
            <text:p>4,7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 S'han aplicat bones pràctiques de seguretat en xarxes i arquitectures.</text:p>
          </table:table-cell>
          <table:table-cell table:style-name="ce17" office:value-type="string" calcext:value-type="string">
            <text:p>4,7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 S'ha participat activament en la creació i la configuració d'una xarxa funcional.</text:p>
          </table:table-cell>
          <table:table-cell table:style-name="ce17" office:value-type="string" calcext:value-type="string">
            <text:p>4,7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 S'ha realitzat la selecció de serveis de computació adequats segons els casos d'ús.</text:p>
          </table:table-cell>
          <table:table-cell table:style-name="ce17" office:value-type="string" calcext:value-type="string">
            <text:p>4,7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 S'ha dut a terme la configuració i gestió de balanceig de càrrega i escalat automàtic.</text:p>
          </table:table-cell>
          <table:table-cell table:style-name="ce17" office:value-type="string" calcext:value-type="string">
            <text:p>4,6</text:p>
          </table:table-cell>
          <table:table-cell table:style-name="ce17"/>
        </table:table-row>
        <table:table-row table:style-name="ro1">
          <table:table-cell table:style-name="ce31" office:value-type="string" calcext:value-type="string">
            <text:p>f) S'han desenvolupat pràctiques relacionades amb l'optimització de recursos computacionals.</text:p>
          </table:table-cell>
          <table:table-cell table:style-name="ce16" office:value-type="string" calcext:value-type="string">
            <text:p>4,6</text:p>
          </table:table-cell>
          <table:table-cell table:style-name="ce16"/>
        </table:table-row>
        <table:table-row table:style-name="ro1">
          <table:table-cell table:style-name="ce13" office:value-type="string" calcext:value-type="string">
            <text:p>RA4. Gestiona serveis d'emmagatzematge i bases de dades al núvol, seleccionant tecnologies adequades per a casos específics, i dissenya arquitectures escalables i resilients utilitzant eines de monitorització i optimització per millorar el rendiment.</text:p>
          </table:table-cell>
          <table:table-cell table:style-name="ce17"/>
          <table:table-cell table:style-name="ce17" office:value-type="string" calcext:value-type="string">
            <text:p>21</text:p>
          </table:table-cell>
        </table:table-row>
        <table:table-row table:style-name="ro1">
          <table:table-cell table:style-name="ce3" office:value-type="string" calcext:value-type="string">
            <text:p>a) S'ha realitzat la diferenciació entre tecnologies d'emmagatzematge al núvol.</text:p>
          </table:table-cell>
          <table:table-cell table:style-name="ce17" office:value-type="string" calcext:value-type="string">
            <text:p>3,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 S'ha dut a terme la configuració i la gestió de bases de dades en un entorn de núvol.</text:p>
          </table:table-cell>
          <table:table-cell table:style-name="ce17" office:value-type="string" calcext:value-type="string">
            <text:p>3,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 S'ha treballat en la resolució de problemes pràctics sobre emmagatzematge i bases de dades.</text:p>
          </table:table-cell>
          <table:table-cell table:style-name="ce17" office:value-type="string" calcext:value-type="string">
            <text:p>3,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 S'han dissenyat arquitectures escalables i resilients basades en les millors pràctiques.</text:p>
          </table:table-cell>
          <table:table-cell table:style-name="ce17" office:value-type="string" calcext:value-type="string">
            <text:p>3,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 S'han fet servir eines de monitorització i recomanacions d'optimització.</text:p>
          </table:table-cell>
          <table:table-cell table:style-name="ce17" office:value-type="string" calcext:value-type="string">
            <text:p>3,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 S'ha participat en activitats que simulin l'anàlisi i la millora d'arquitectures existents.</text:p>
          </table:table-cell>
          <table:table-cell table:style-name="ce17" office:value-type="string" calcext:value-type="string">
            <text:p>3,5</text:p>
          </table:table-cell>
          <table:table-cell table:style-name="ce17"/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6:22:07.823335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30T16:57:38.115245275</dc:date>
    <meta:editing-duration>P2DT6H36M5S</meta:editing-duration>
    <meta:editing-cycles>81</meta:editing-cycles>
    <meta:generator>LibreOffice/24.2.7.2$Linux_X86_64 LibreOffice_project/420$Build-2</meta:generator>
    <meta:document-statistic meta:table-count="10" meta:cell-count="355" meta:object-count="0"/>
  </office:meta>
</office:document-meta>
</file>